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3400FAB7D148352BC.png" manifest:media-type="image/png"/>
  <manifest:file-entry manifest:full-path="Pictures/10000000000000D3000000D3C238523C26C64016.png" manifest:media-type="image/png"/>
  <manifest:file-entry manifest:full-path="Pictures/10000000000000D3000000D3B607523C3F5DDE01.png" manifest:media-type="image/png"/>
  <manifest:file-entry manifest:full-path="Pictures/1000000000000CDF000000282B2F3CC3E870CE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mbria" svg:font-family="Cambria" style:font-pitch="variable"/>
    <style:font-face style:name="Cambria1"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 Sans"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8.5in" fo:margin-left="0in" fo:margin-top="0in" fo:margin-bottom="0in" table:align="left" style:writing-mode="lr-tb"/>
    </style:style>
    <style:style style:name="Table2.A" style:family="table-column">
      <style:table-column-properties style:column-width="2.9583in"/>
    </style:style>
    <style:style style:name="Table2.B" style:family="table-column">
      <style:table-column-properties style:column-width="5.5417in"/>
    </style:style>
    <style:style style:name="Table2.1" style:family="table-row">
      <style:table-row-properties style:min-row-height="2.375in" fo:keep-together="auto"/>
    </style:style>
    <style:style style:name="Table2.A1" style:family="table-cell">
      <style:table-cell-properties style:vertical-align="" fo:background-color="#f5f6f5" fo:padding="0in" fo:border="none">
        <style:background-image/>
      </style:table-cell-properties>
    </style:style>
    <style:style style:name="Table2.B1" style:family="table-cell">
      <style:table-cell-properties style:vertical-align="" fo:padding="0in" fo:border="none"/>
    </style:style>
    <style:style style:name="Table1" style:family="table">
      <style:table-properties style:width="3.125in" fo:margin-left="0.2778in" fo:margin-top="0in" fo:margin-bottom="0in" table:align="left" style:writing-mode="lr-tb"/>
    </style:style>
    <style:style style:name="Table1.A" style:family="table-column">
      <style:table-column-properties style:column-width="0.2069in"/>
    </style:style>
    <style:style style:name="Table1.B" style:family="table-column">
      <style:table-column-properties style:column-width="2.9181in"/>
    </style:style>
    <style:style style:name="Table1.1" style:family="table-row">
      <style:table-row-properties style:min-row-height="0.2222in" fo:keep-together="auto"/>
    </style:style>
    <style:style style:name="Table1.A1" style:family="table-cell">
      <style:table-cell-properties style:vertical-align="" fo:padding="0in" fo:border="none"/>
    </style:style>
    <style:style style:name="Table1.B1" style:family="table-cell">
      <style:table-cell-properties style:vertical-align="middle" fo:padding="0in" fo:border="none"/>
    </style:style>
    <style:style style:name="Table1" style:family="table">
      <style:table-properties style:width="3.125in" fo:margin-left="0.2778in" fo:margin-top="0in" fo:margin-bottom="0in" table:align="left" style:writing-mode="lr-tb"/>
    </style:style>
    <style:style style:name="Table1.A" style:family="table-column">
      <style:table-column-properties style:column-width="0.2069in"/>
    </style:style>
    <style:style style:name="Table1.B" style:family="table-column">
      <style:table-column-properties style:column-width="2.9181in"/>
    </style:style>
    <style:style style:name="Table1.1" style:family="table-row">
      <style:table-row-properties style:min-row-height="0.2222in" fo:keep-together="auto"/>
    </style:style>
    <style:style style:name="Table1.A1" style:family="table-cell">
      <style:table-cell-properties style:vertical-align="" fo:padding="0in" fo:border="none"/>
    </style:style>
    <style:style style:name="Table1.B1" style:family="table-cell">
      <style:table-cell-properties style:vertical-align="middle" fo:padding="0in" fo:border="none"/>
    </style:style>
    <style:style style:name="P1" style:family="paragraph" style:parent-style-name="paragraph_5f_paragapdiv">
      <style:paragraph-properties fo:margin-left="0.278in" fo:margin-right="0.139in" fo:margin-top="0in" fo:margin-bottom="0in" loext:contextual-spacing="false" fo:text-indent="0in" style:auto-text-indent="false" fo:padding="0in" fo:border="none"/>
    </style:style>
    <style:style style:name="P2" style:family="paragraph" style:parent-style-name="document_5f_parentContainer_5f_singlecolumn">
      <style:paragraph-properties fo:margin-left="0.278in" fo:margin-right="0.139in" fo:margin-top="0in" fo:margin-bottom="0in" loext:contextual-spacing="false" style:line-height-at-least="0.1945in" fo:text-indent="0in" style:auto-text-indent="false" fo:padding="0in" fo:border="none"/>
    </style:style>
    <style:style style:name="P3" style:family="paragraph" style:parent-style-name="paragraph_5f_firstparagraph_5f_paragapdiv">
      <style:paragraph-properties fo:margin-left="0.278in" fo:margin-right="0.139in" fo:margin-top="0in" fo:margin-bottom="0in" loext:contextual-spacing="false" style:line-height-at-least="0.139in" fo:text-indent="0in" style:auto-text-indent="false" fo:padding="0in" fo:border="none"/>
    </style:style>
    <style:style style:name="P4" style:family="paragraph" style:parent-style-name="document_5f_txtBold">
      <style:paragraph-properties fo:margin-left="0.278in" fo:margin-right="0.139in" fo:margin-top="0in" fo:margin-bottom="0in" loext:contextual-spacing="false" style:line-height-at-least="0.1945in" fo:text-indent="0in" style:auto-text-indent="false" fo:padding="0in" fo:border="none"/>
    </style:style>
    <style:style style:name="P5" style:family="paragraph" style:parent-style-name="Standard">
      <style:paragraph-properties fo:margin-left="0.278in" fo:margin-right="0.139in" fo:margin-top="0in" fo:margin-bottom="0in" loext:contextual-spacing="false" style:line-height-at-least="0.1945in" fo:text-indent="0in" style:auto-text-indent="false" fo:padding="0in" fo:border="none"/>
    </style:style>
    <style:style style:name="P6" style:family="paragraph" style:parent-style-name="paragraph_5f_paragapdiv">
      <style:paragraph-properties fo:margin-left="0.278in" fo:margin-right="0.139in" fo:margin-top="0in" fo:margin-bottom="0in" loext:contextual-spacing="false" fo:text-align="start" style:justify-single-word="false" fo:orphans="2" fo:widows="2" fo:text-indent="0in" style:auto-text-indent="false" fo:padding="0in" fo:border="none" style:writing-mode="lr-tb"/>
    </style:style>
    <style:style style:name="P7" style:family="paragraph" style:parent-style-name="p">
      <style:paragraph-properties fo:margin-left="0.278in" fo:margin-right="0.139in" fo:margin-top="0in" fo:margin-bottom="0in" loext:contextual-spacing="false" style:line-height-at-least="0.1945in" fo:text-align="start" style:justify-single-word="false" fo:orphans="2" fo:widows="2" fo:text-indent="0in" style:auto-text-indent="false" style:writing-mode="lr-tb"/>
    </style:style>
    <style:style style:name="P8" style:family="paragraph" style:parent-style-name="rightBox_5f_grayLine">
      <style:paragraph-properties fo:margin-left="0.278in" fo:margin-right="0.139in" fo:margin-top="0in" fo:margin-bottom="0.139in" loext:contextual-spacing="false" style:line-height-at-least="0.028in" fo:text-indent="0in" style:auto-text-indent="false" fo:padding="0in" fo:border="none"/>
    </style:style>
    <style:style style:name="P9" style:family="paragraph" style:parent-style-name="p">
      <style:paragraph-properties fo:margin-left="0.278in" fo:margin-right="0.139in" fo:margin-top="0.0693in" fo:margin-bottom="0in" loext:contextual-spacing="false" style:line-height-at-least="0.1945in" fo:text-indent="0in" style:auto-text-indent="false" fo:padding="0in" fo:border="none"/>
    </style:style>
    <style:style style:name="P10" style:family="paragraph" style:parent-style-name="p">
      <style:paragraph-properties fo:margin-left="0.278in" fo:margin-right="0.139in" fo:margin-top="0.0693in" fo:margin-bottom="0in" loext:contextual-spacing="false" style:line-height-at-least="0.1945in" fo:text-align="start" style:justify-single-word="false" fo:orphans="2" fo:widows="2" fo:text-indent="0in" style:auto-text-indent="false" style:writing-mode="lr-tb"/>
    </style:style>
    <style:style style:name="P11" style:family="paragraph" style:parent-style-name="document_5f_name">
      <style:paragraph-properties fo:margin-left="0.278in" fo:margin-right="0.139in" fo:margin-top="0.2362in" fo:margin-bottom="0.2083in" loext:contextual-spacing="false" fo:text-indent="0in" style:auto-text-indent="false" fo:padding="0in" fo:border="none"/>
    </style:style>
    <style:style style:name="P12" style:family="paragraph" style:parent-style-name="document_5f_sectionTitle">
      <style:paragraph-properties fo:margin-left="0.278in" fo:margin-right="0.139in" fo:margin-top="0.1965in" fo:margin-bottom="0.0783in" loext:contextual-spacing="false" fo:text-indent="0in" style:auto-text-indent="false" fo:padding-left="0in" fo:padding-right="0in" fo:padding-top="0in" fo:padding-bottom="0.0693in" fo:border="none"/>
    </style:style>
    <style:style style:name="P13" style:family="paragraph" style:parent-style-name="document_5f_sectionTitle">
      <style:paragraph-properties fo:margin-left="0.278in" fo:margin-right="0.139in" fo:margin-top="0.1701in" fo:margin-bottom="0in" loext:contextual-spacing="false" fo:text-indent="0in" style:auto-text-indent="false" fo:padding-left="0in" fo:padding-right="0in" fo:padding-top="0in" fo:padding-bottom="0.0693in" fo:border="none"/>
    </style:style>
    <style:style style:name="P14" style:family="paragraph" style:parent-style-name="Standard">
      <style:paragraph-properties fo:margin-left="0.278in" fo:margin-right="0.139in" fo:margin-top="0.0693in" fo:margin-bottom="0.0693in" loext:contextual-spacing="false" style:line-height-at-least="0.0693in" fo:text-align="justify" style:justify-single-word="false" fo:orphans="2" fo:widows="2" fo:text-indent="0in" style:auto-text-indent="false" style:writing-mode="lr-tb"/>
    </style:style>
    <style:style style:name="P15" style:family="paragraph" style:parent-style-name="p">
      <style:paragraph-properties fo:margin-left="0.278in" fo:margin-right="0.139in" fo:margin-top="0.1299in" fo:margin-bottom="0in" loext:contextual-spacing="false" style:line-height-at-least="0.1945in" fo:text-indent="0in" style:auto-text-indent="false" fo:padding="0in" fo:border="none"/>
    </style:style>
    <style:style style:name="P16" style:family="paragraph" style:parent-style-name="p">
      <style:paragraph-properties fo:margin-left="0.278in" fo:margin-right="0.139in" fo:margin-top="0.1299in" fo:margin-bottom="0in" loext:contextual-spacing="false" style:line-height-at-least="0.1945in" fo:text-align="start" style:justify-single-word="false" fo:orphans="2" fo:widows="2" fo:text-indent="0in" style:auto-text-indent="false" style:writing-mode="lr-tb"/>
    </style:style>
    <style:style style:name="P17" style:family="paragraph" style:parent-style-name="p">
      <style:paragraph-properties fo:margin-left="0.2799in" fo:margin-right="0.1402in" fo:margin-top="0in" fo:margin-bottom="0in" loext:contextual-spacing="false" style:line-height-at-least="0.1945in" fo:text-align="start" style:justify-single-word="false" fo:orphans="2" fo:widows="2" fo:text-indent="0in" style:auto-text-indent="false" fo:padding="0in" fo:border="none" style:writing-mode="lr-tb"/>
    </style:style>
    <style:style style:name="P18" style:family="paragraph" style:parent-style-name="Standard">
      <style:paragraph-properties fo:margin-top="0in" fo:margin-bottom="0in" loext:contextual-spacing="false" fo:line-height="8%" fo:padding="0in" fo:border="none"/>
      <style:text-properties fo:color="#ffffff" fo:font-size="1pt" style:font-size-asian="1pt"/>
    </style:style>
    <style:style style:name="P19" style:family="paragraph" style:parent-style-name="Standard">
      <style:text-properties style:font-name="Times New Roman"/>
    </style:style>
    <style:style style:name="P20" style:family="paragraph" style:parent-style-name="whiteLine">
      <loext:graphic-properties draw:fill="solid" draw:fill-color="#ffffff" draw:opacity="100%"/>
      <style:paragraph-properties fo:margin-left="0in" fo:margin-right="0in" fo:margin-top="0.139in" fo:margin-bottom="0.139in" loext:contextual-spacing="false" fo:text-indent="0in" style:auto-text-indent="false" fo:background-color="#ffffff" fo:padding="0in" fo:border="none"/>
      <style:text-properties style:font-name="Times New Roman"/>
    </style:style>
    <style:style style:name="P21" style:family="paragraph" style:parent-style-name="document_5f_li" style:list-style-name="WWNum7">
      <style:paragraph-properties fo:margin-left="0.6252in" fo:margin-right="0.139in" fo:margin-top="0in" fo:margin-bottom="0in" loext:contextual-spacing="false" style:line-height-at-least="0.1945in" fo:text-indent="-0.2091in" style:auto-text-indent="false"/>
    </style:style>
    <style:style style:name="P22" style:family="paragraph" style:parent-style-name="document_5f_li" style:list-style-name="WWNum1">
      <style:paragraph-properties fo:margin-left="0.6252in" fo:margin-right="0.139in" fo:margin-top="0in" fo:margin-bottom="0in" loext:contextual-spacing="false" style:line-height-at-least="0.1945in" fo:text-indent="-0.2091in" style:auto-text-indent="false"/>
    </style:style>
    <style:style style:name="P23" style:family="paragraph" style:parent-style-name="document_5f_li" style:list-style-name="WWNum2">
      <style:paragraph-properties fo:margin-left="0.6252in" fo:margin-right="0.139in" fo:margin-top="0in" fo:margin-bottom="0in" loext:contextual-spacing="false" style:line-height-at-least="0.1945in" fo:text-indent="-0.2091in" style:auto-text-indent="false"/>
    </style:style>
    <style:style style:name="P24" style:family="paragraph" style:parent-style-name="document_5f_li" style:list-style-name="WWNum4">
      <style:paragraph-properties fo:margin-left="0.6252in" fo:margin-right="0.139in" fo:margin-top="0in" fo:margin-bottom="0in" loext:contextual-spacing="false" style:line-height-at-least="0.1945in" fo:text-indent="-0.2091in" style:auto-text-indent="false"/>
    </style:style>
    <style:style style:name="P25" style:family="paragraph" style:parent-style-name="document_5f_li" style:list-style-name="WWNum5">
      <style:paragraph-properties fo:margin-left="0.6252in" fo:margin-right="0.139in" fo:margin-top="0in" fo:margin-bottom="0in" loext:contextual-spacing="false" style:line-height-at-least="0.1945in" fo:text-indent="-0.2091in" style:auto-text-indent="false"/>
    </style:style>
    <style:style style:name="P26" style:family="paragraph" style:parent-style-name="p" style:list-style-name="WWNum1">
      <style:paragraph-properties fo:margin-left="0.278in" fo:margin-right="0.139in" fo:margin-top="0in" fo:margin-bottom="0in" loext:contextual-spacing="false" style:line-height-at-least="0.1945in" fo:text-align="start" style:justify-single-word="false" fo:orphans="2" fo:widows="2" fo:text-indent="0in" style:auto-text-indent="false" style:writing-mode="lr-tb"/>
    </style:style>
    <style:style style:name="P27" style:family="paragraph" style:parent-style-name="p" style:list-style-name="WWNum2">
      <style:paragraph-properties fo:margin-left="0.278in" fo:margin-right="0.139in" fo:margin-top="0in" fo:margin-bottom="0in" loext:contextual-spacing="false" style:line-height-at-least="0.1945in" fo:text-align="start" style:justify-single-word="false" fo:orphans="2" fo:widows="2" fo:text-indent="0in" style:auto-text-indent="false" style:writing-mode="lr-tb"/>
    </style:style>
    <style:style style:name="P28" style:family="paragraph" style:parent-style-name="p" style:list-style-name="WWNum2">
      <style:paragraph-properties fo:margin-left="0in" fo:margin-right="0.139in" fo:margin-top="0in" fo:margin-bottom="0in" loext:contextual-spacing="false" style:line-height-at-least="0.1945in" fo:text-align="start" style:justify-single-word="false" fo:orphans="2" fo:widows="2" fo:text-indent="0in" style:auto-text-indent="false" style:writing-mode="lr-tb"/>
    </style:style>
    <style:style style:name="P29" style:family="paragraph">
      <loext:graphic-properties draw:fill="none"/>
      <style:paragraph-properties fo:text-align="center"/>
      <style:text-properties fo:font-size="18pt"/>
    </style:style>
    <style:style style:name="T1" style:family="text">
      <style:text-properties fo:color="#000000" style:text-position="0% 100%" style:font-name="Times New Roman" fo:font-size="2pt" style:font-name-asian="Open Sans" style:font-size-asian="2pt" style:font-name-complex="Open Sans" style:font-size-complex="2pt"/>
    </style:style>
    <style:style style:name="T2" style:family="text">
      <style:text-properties fo:color="#000000" style:text-position="0% 100%" style:font-name="Times New Roman" fo:font-size="11pt" style:font-name-asian="Open Sans" style:font-size-asian="11pt" style:font-name-complex="Open Sans" style:font-size-complex="11pt"/>
    </style:style>
    <style:style style:name="T3" style:family="text">
      <style:text-properties fo:color="#000000" style:text-position="0% 100%" style:font-name="Times New Roman" fo:font-size="11pt" officeooo:rsid="0010d55a" style:font-name-asian="Open Sans" style:font-size-asian="11pt" style:font-name-complex="Open Sans" style:font-size-complex="11pt"/>
    </style:style>
    <style:style style:name="T4" style:family="text">
      <style:text-properties fo:color="#000000" style:text-position="0% 100%" style:font-name="Times New Roman" fo:font-size="11pt" fo:font-weight="bold" style:font-name-asian="Open Sans" style:font-size-asian="11pt" style:font-weight-asian="bold" style:font-name-complex="Open Sans" style:font-size-complex="11pt" style:font-weight-complex="bold"/>
    </style:style>
    <style:style style:name="T5" style:family="text">
      <style:text-properties fo:color="#000000" style:text-position="0% 100%" style:font-name="Times New Roman" fo:font-size="11pt" fo:font-weight="bold" officeooo:rsid="0010d55a" style:font-name-asian="Open Sans" style:font-size-asian="11pt" style:font-weight-asian="bold" style:font-name-complex="Open Sans" style:font-size-complex="11pt" style:font-weight-complex="bold"/>
    </style:style>
    <style:style style:name="T6" style:family="text">
      <style:text-properties fo:color="#000000" style:text-position="0% 100%" style:font-name="Times New Roman" fo:font-size="11pt" fo:font-weight="bold" style:font-name-asian="Cambria" style:font-size-asian="11pt" style:font-weight-asian="bold" style:font-name-complex="Cambria1" style:font-size-complex="11pt" style:font-weight-complex="normal"/>
    </style:style>
    <style:style style:name="T7" style:family="text">
      <style:text-properties fo:color="#000000" style:text-position="0% 100%" style:font-name="Times New Roman" fo:font-size="11pt" fo:font-weight="normal" style:font-name-asian="Cambria" style:font-size-asian="11pt" style:font-weight-asian="normal" style:font-name-complex="Cambria1" style:font-size-complex="11pt" style:font-weight-complex="normal"/>
    </style:style>
    <style:style style:name="T8" style:family="text">
      <style:text-properties fo:color="#000000" style:text-position="0% 100%" style:font-name="Times New Roman" fo:font-size="11pt" fo:font-weight="normal" style:font-name-asian="Open Sans" style:font-size-asian="11pt" style:font-weight-asian="normal" style:font-name-complex="Open Sans" style:font-size-complex="11pt" style:font-weight-complex="normal"/>
    </style:style>
    <style:style style:name="T9" style:family="text">
      <style:text-properties fo:color="#000000" style:text-position="0% 100%" style:font-name="Times New Roman" fo:font-size="11pt" fo:font-weight="normal" fo:background-color="#eeeeee" loext:char-shading-value="0" style:font-name-asian="Cambria" style:font-size-asian="11pt" style:font-weight-asian="normal" style:font-name-complex="Cambria1" style:font-size-complex="11pt" style:font-weight-complex="normal"/>
    </style:style>
    <style:style style:name="T10" style:family="text">
      <style:text-properties fo:color="#000000" style:text-position="0% 100%" style:font-name="Times New Roman" fo:font-size="11pt" fo:background-color="#eeeeee" loext:char-shading-value="0" style:font-name-asian="Open Sans" style:font-size-asian="11pt" style:font-name-complex="Open Sans" style:font-size-complex="11pt"/>
    </style:style>
    <style:style style:name="T11" style:family="text">
      <style:text-properties fo:color="#000000" style:text-position="0% 100%" style:font-name="Times New Roman" fo:font-size="10pt" style:font-name-asian="Open Sans" style:font-size-asian="10pt" style:font-name-complex="Open Sans" style:font-size-complex="10pt"/>
    </style:style>
    <style:style style:name="T12" style:family="text">
      <style:text-properties fo:color="#000000" style:text-position="0% 100%" style:font-name="Times New Roman" fo:font-size="12pt" style:text-underline-style="solid" style:text-underline-width="auto" style:text-underline-color="font-color" fo:font-weight="bold" fo:background-color="#eeeeee" loext:char-shading-value="0" style:font-name-asian="Open Sans" style:font-size-asian="12pt" style:font-weight-asian="bold" style:font-name-complex="Open Sans" style:font-size-complex="12pt" style:font-weight-complex="bold"/>
    </style:style>
    <style:style style:name="T13" style:family="text">
      <style:text-properties fo:color="#000000" style:text-position="0% 100%" style:font-name="Times New Roman" style:font-name-asian="Open Sans" style:font-name-complex="Open Sans"/>
    </style:style>
    <style:style style:name="T14" style:family="text">
      <style:text-properties fo:color="#000000" style:font-name="Times New Roman" fo:font-size="11pt" style:font-name-asian="Open Sans" style:font-size-asian="11pt" style:font-name-complex="Open Sans" style:font-size-complex="11pt"/>
    </style:style>
    <style:style style:name="T15" style:family="text">
      <style:text-properties fo:color="#000000" style:font-name="Times New Roman" fo:font-size="11pt" fo:font-weight="bold" fo:background-color="#eeeeee" loext:char-shading-value="0" style:font-name-asian="Open Sans" style:font-size-asian="11pt" style:font-weight-asian="bold" style:font-name-complex="Open Sans" style:font-size-complex="11pt" style:font-weight-complex="bold"/>
    </style:style>
    <style:style style:name="T16" style:family="text">
      <style:text-properties fo:color="#000000" style:font-name="Times New Roman" fo:font-size="11pt" fo:font-weight="normal" style:font-name-asian="Cambria" style:font-size-asian="11pt" style:font-weight-asian="normal" style:font-name-complex="Cambria1" style:font-size-complex="11pt" style:font-weight-complex="normal"/>
    </style:style>
    <style:style style:name="T17" style:family="text">
      <style:text-properties fo:color="#000000" style:font-name="Times New Roman" fo:font-size="11pt" fo:font-weight="normal" fo:background-color="#eeeeee" loext:char-shading-value="0" style:font-name-asian="Open Sans" style:font-size-asian="11pt" style:font-weight-asian="normal" style:font-name-complex="Open Sans" style:font-size-complex="11pt" style:font-weight-complex="normal"/>
    </style:style>
    <style:style style:name="T18" style:family="text">
      <style:text-properties fo:color="#000000" style:font-name="Times New Roman" fo:font-size="12pt" style:text-underline-style="solid" style:text-underline-width="auto" style:text-underline-color="font-color" fo:font-weight="bold" style:font-name-asian="Open Sans" style:font-size-asian="12pt" style:font-weight-asian="bold" style:font-name-complex="Open Sans" style:font-size-complex="12pt" style:font-weight-complex="bold"/>
    </style:style>
    <style:style style:name="T19" style:family="text">
      <style:text-properties fo:color="#000000" style:font-name="Times New Roman" fo:font-size="12pt" style:text-underline-style="solid" style:text-underline-width="auto" style:text-underline-color="font-color" fo:font-weight="bold" fo:background-color="#eeeeee" loext:char-shading-value="0" style:font-name-asian="Open Sans" style:font-size-asian="12pt" style:font-weight-asian="bold" style:font-name-complex="Open Sans" style:font-size-complex="12pt" style:font-weight-complex="bold"/>
    </style:style>
    <style:style style:name="T20" style:family="text">
      <style:text-properties fo:color="#000000" style:font-name="Times New Roman" fo:font-size="12pt" fo:font-weight="bold" style:font-name-asian="Cambria" style:font-size-asian="12pt" style:font-weight-asian="bold" style:font-name-complex="Cambria1" style:font-size-complex="12pt" style:font-weight-complex="bold"/>
    </style:style>
    <style:style style:name="T21" style:family="text">
      <style:text-properties fo:color="#000000" style:font-name="Times New Roman" style:font-name-asian="Open Sans" style:font-name-complex="Open Sans"/>
    </style:style>
    <style:style style:name="T22" style:family="text">
      <style:text-properties style:text-position="0% 100%" style:font-name="Times New Roman" fo:font-size="14pt" style:font-name-asian="Open Sans" style:font-size-asian="14pt" style:font-name-complex="Open Sans" style:font-size-complex="14pt"/>
    </style:style>
    <style:style style:name="T23" style:family="text">
      <style:text-properties style:text-position="0% 100%" style:font-name="Times New Roman" style:font-name-asian="Open Sans" style:font-name-complex="Open Sans"/>
    </style:style>
    <style:style style:name="T24" style:family="text">
      <style:text-properties fo:font-variant="normal" fo:text-transform="none" fo:color="#000000" style:text-position="0% 100%" style:font-name="Times New Roman" fo:font-size="11pt" fo:font-style="normal" fo:font-weight="bold" style:font-name-asian="Open Sans" style:font-size-asian="11pt" style:font-style-asian="normal" style:font-weight-asian="bold" style:font-name-complex="Open Sans" style:font-size-complex="11pt" style:font-style-complex="normal" style:font-weight-complex="bold"/>
    </style:style>
    <style:style style:name="T25" style:family="text">
      <style:text-properties fo:font-variant="normal" fo:text-transform="none" fo:color="#000000" style:text-position="0% 100%" style:font-name="Times New Roman" fo:font-size="11pt" fo:font-style="normal" fo:font-weight="normal" fo:background-color="#eeeeee" loext:char-shading-value="0" style:font-name-asian="Open Sans" style:font-size-asian="11pt" style:font-style-asian="normal" style:font-weight-asian="normal" style:font-name-complex="Open Sans" style:font-size-complex="11pt" style:font-style-complex="normal" style:font-weight-complex="normal"/>
    </style:style>
    <style:style style:name="T26" style:family="text">
      <style:text-properties fo:font-variant="normal" fo:text-transform="none" fo:color="#000000" style:text-position="0% 100%" style:font-name="Times New Roman" fo:font-size="11pt" fo:font-style="normal" style:text-underline-style="solid" style:text-underline-width="auto" style:text-underline-color="font-color" fo:font-weight="normal" fo:background-color="#eeeeee" loext:char-shading-value="0" style:font-name-asian="Open Sans" style:font-size-asian="11pt" style:font-style-asian="normal" style:font-weight-asian="normal" style:font-name-complex="Open Sans" style:font-size-complex="11pt" style:font-style-complex="normal" style:font-weight-complex="normal"/>
    </style:style>
    <style:style style:name="T27" style:family="text">
      <style:text-properties fo:font-variant="normal" fo:text-transform="none" fo:color="#000000" style:text-position="0% 100%" style:font-name="Times New Roman" fo:font-size="11pt" fo:font-weight="normal" style:font-name-asian="Open Sans" style:font-size-asian="11pt" style:font-weight-asian="normal" style:font-name-complex="Open Sans" style:font-size-complex="11pt" style:font-weight-complex="normal"/>
    </style:style>
    <style:style style:name="T28" style:family="text">
      <style:text-properties fo:font-variant="normal" fo:text-transform="none" fo:color="#000000" style:text-position="0% 100%" style:font-name="Times New Roman" fo:font-size="11pt" fo:font-weight="normal" fo:background-color="#eeeeee" loext:char-shading-value="0" style:font-name-asian="Open Sans" style:font-size-asian="11pt" style:font-weight-asian="normal" style:font-name-complex="Open Sans" style:font-size-complex="11pt" style:font-weight-complex="normal"/>
    </style:style>
    <style:style style:name="T29" style:family="text">
      <style:text-properties fo:font-variant="normal" fo:text-transform="none" fo:color="#000000" style:font-name="Times New Roman" fo:font-size="11pt" fo:font-style="normal" fo:font-weight="normal" fo:background-color="#eeeeee" loext:char-shading-value="0" style:font-name-asian="Cambria" style:font-size-asian="11pt" style:font-style-asian="normal" style:font-weight-asian="normal" style:font-name-complex="Cambria1" style:font-size-complex="11pt" style:font-style-complex="normal" style:font-weight-complex="normal"/>
    </style:style>
    <style:style style:name="T30" style:family="text">
      <style:text-properties fo:font-variant="normal" fo:text-transform="none" fo:color="#000000" style:font-name="Times New Roman" fo:font-size="11pt" fo:font-style="normal" fo:font-weight="normal" fo:background-color="#eeeeee" loext:char-shading-value="0" style:font-name-asian="Open Sans" style:font-size-asian="11pt" style:font-style-asian="normal" style:font-weight-asian="normal" style:font-name-complex="Open Sans" style:font-size-complex="11pt" style:font-style-complex="normal" style:font-weight-complex="normal"/>
    </style:style>
    <style:style style:name="T31" style:family="text">
      <style:text-properties fo:font-variant="normal" fo:text-transform="none" fo:color="#000000" style:font-name="Times New Roman" fo:font-size="11pt" fo:font-style="normal" fo:font-weight="bold" fo:background-color="#eeeeee" loext:char-shading-value="0" style:font-name-asian="Open Sans" style:font-size-asian="11pt" style:font-style-asian="normal" style:font-weight-asian="bold" style:font-name-complex="Open Sans" style:font-size-complex="11pt" style:font-style-complex="normal" style:font-weight-complex="bold"/>
    </style:style>
    <style:style style:name="T32" style:family="text">
      <style:text-properties fo:font-variant="normal" fo:text-transform="none" fo:color="#336666" style:font-name="Times New Roman" fo:font-size="11pt" fo:font-style="normal" style:text-underline-style="solid" style:text-underline-width="auto" style:text-underline-color="font-color" fo:font-weight="normal" fo:background-color="#eeeeee" loext:char-shading-value="0" style:font-name-asian="Open Sans" style:font-size-asian="11pt" style:font-style-asian="normal" style:font-weight-asian="normal" style:font-name-complex="Open Sans" style:font-size-complex="11pt" style:font-style-complex="normal" style:font-weight-complex="normal"/>
    </style:style>
    <style:style style:name="T33" style:family="text">
      <style:text-properties fo:font-variant="normal" fo:text-transform="none" fo:color="#666666" style:font-name="Times New Roman" fo:font-size="10pt" fo:font-weight="normal" fo:background-color="#eeeeee" loext:char-shading-value="0" style:font-name-asian="Open Sans" style:font-size-asian="10pt" style:font-weight-asian="normal" style:font-name-complex="Open Sans" style:font-size-complex="10pt" style:font-weight-complex="normal"/>
    </style:style>
    <style:style style:name="T34" style:family="text">
      <style:text-properties fo:font-variant="normal" fo:text-transform="none" fo:color="#666666" style:text-position="0% 100%" style:font-name="Times New Roman" fo:font-size="10pt" fo:font-weight="normal" fo:background-color="#eeeeee" loext:char-shading-value="0" style:font-name-asian="Open Sans" style:font-size-asian="10pt" style:font-weight-asian="normal" style:font-name-complex="Open Sans" style:font-size-complex="10pt" style:font-weight-complex="normal"/>
    </style:style>
    <style:style style:name="T35" style:family="text">
      <style:text-properties fo:text-transform="uppercase" fo:color="#000000" style:text-position="0% 100%" style:font-name="Times New Roman" fo:font-size="11pt" style:font-name-asian="Open Sans" style:font-size-asian="11pt" style:font-name-complex="Open Sans" style:font-size-complex="11pt"/>
    </style:style>
    <style:style style:name="T36" style:family="text">
      <style:text-properties fo:color="#009999" style:text-position="0% 100%" style:font-name="Times New Roman" fo:font-size="14pt" fo:font-weight="bold" style:font-name-asian="Open Sans" style:font-size-asian="14pt" style:font-weight-asian="bold" style:font-name-complex="Open Sans" style:font-size-complex="14pt" style:font-weight-complex="bold"/>
    </style:style>
    <style:style style:name="T37" style:family="text">
      <style:text-properties fo:color="#009999" style:font-name="Times New Roman" fo:font-size="14pt" fo:font-weight="bold" style:font-name-asian="Open Sans" style:font-size-asian="14pt" style:font-weight-asian="bold" style:font-name-complex="Open Sans" style:font-size-complex="14pt" style:font-weight-complex="bold"/>
    </style:style>
    <style:style style:name="T38" style:family="text">
      <style:text-properties fo:color="#006666" style:text-position="0% 100%" style:font-name="Times New Roman" fo:font-size="11pt" fo:font-weight="bold" style:font-name-asian="Open Sans" style:font-size-asian="11pt" style:font-weight-asian="bold" style:font-name-complex="Open Sans" style:font-size-complex="11pt" style:font-weight-complex="bold"/>
    </style:style>
    <style:style style:name="T39" style:family="text">
      <style:text-properties fo:color="#666666" style:text-position="0% 100%" style:font-name="Times New Roman" fo:font-size="10pt" fo:font-weight="normal" fo:background-color="#eeeeee" loext:char-shading-value="0" style:font-name-asian="Open Sans" style:font-size-asian="10pt" style:font-weight-asian="normal" style:font-name-complex="Open Sans" style:font-size-complex="10pt" style:font-weight-complex="normal"/>
    </style:style>
    <style:style style:name="T40" style:family="text">
      <style:text-properties fo:color="#666666" style:font-name="Times New Roman" fo:font-size="10pt" fo:font-weight="normal" fo:background-color="#eeeeee" loext:char-shading-value="0" style:font-name-asian="Open Sans" style:font-size-asian="10pt" style:font-weight-asian="normal" style:font-name-complex="Open Sans" style:font-size-complex="10pt"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2" draw:name="Shape3" draw:style-name="gr1" draw:text-style-name="P29" svg:width="3.4543in" svg:height="0.028in" svg:x="0in" svg:y="0in">
        <draw:image xlink:href="Pictures/1000000000000CDF000000282B2F3CC3E870CEAB.png" xlink:type="simple" xlink:show="embed" xlink:actuate="onLoad" loext:mime-type="image/png">
          <text:p/>
        </draw:image>
      </draw:frame>
      <draw:frame text:anchor-type="page" text:anchor-page-number="2" draw:z-index="1" draw:name="Shape2" draw:style-name="gr1" draw:text-style-name="P29" svg:width="3.4543in" svg:height="0.028in" svg:x="0in" svg:y="0in">
        <draw:image xlink:href="Pictures/1000000000000CDF000000282B2F3CC3E870CEAB.png" xlink:type="simple" xlink:show="embed" xlink:actuate="onLoad" loext:mime-type="image/png">
          <text:p/>
        </draw:image>
      </draw:frame>
      <draw:frame text:anchor-type="page" text:anchor-page-number="2" draw:z-index="0" draw:name="Shape1" draw:style-name="gr1" draw:text-style-name="P29" svg:width="3.4543in" svg:height="0.028in" svg:x="0in" svg:y="0in">
        <draw:image xlink:href="Pictures/1000000000000CDF000000282B2F3CC3E870CEAB.png" xlink:type="simple" xlink:show="embed" xlink:actuate="onLoad" loext:mime-type="image/png">
          <text:p/>
        </draw:image>
      </draw:frame>
      <table:table table:name="Table2" table:style-name="Table2">
        <table:table-column table:style-name="Table2.A"/>
        <table:table-column table:style-name="Table2.B"/>
        <table:table-row table:style-name="Table2.1">
          <table:table-cell table:style-name="Table2.A1" office:value-type="string">
            <text:p text:style-name="P11"><text:span text:style-name="span"><text:span text:style-name="T21">Naveed</text:span></text:span><text:span text:style-name="document_5f_parentContainer_5f_leftBox"><text:span text:style-name="T13"> </text:span></text:span><text:span text:style-name="span"><text:span text:style-name="T21">Shaikh</text:span></text:span></text:p>
            <text:p text:style-name="P20"><draw:frame draw:style-name="fr1" draw:name="graphics1" text:anchor-type="as-char" svg:width="2.9583in" svg:height="0.0283in" draw:z-index="3"><draw:image xlink:href="Pictures/1000000000000CDF000000282B2F3CC3E870CEAB.png" xlink:type="simple" xlink:show="embed" xlink:actuate="onLoad" loext:mime-type="image/png"/></draw:frame></text:p>
            <table:table table:name="Table1" table:style-name="Table1">
              <table:table-column table:style-name="Table1.A"/>
              <table:table-column table:style-name="Table1.B"/>
              <table:table-row table:style-name="Table1.1">
                <table:table-cell table:style-name="Table1.A1" office:value-type="string">
                  <text:p text:style-name="P19"><draw:frame draw:style-name="fr1" draw:name="graphics2" text:anchor-type="as-char" svg:width="0.2083in" svg:height="0.2083in" draw:z-index="4"><draw:image xlink:href="Pictures/10000000000000D3000000D3B607523C3F5DDE01.png" xlink:type="simple" xlink:show="embed" xlink:actuate="onLoad" loext:mime-type="image/png"/></draw:frame></text:p>
                </table:table-cell>
                <table:table-cell table:style-name="Table1.B1" office:value-type="string">
                  <text:p text:style-name="Standard"><text:span text:style-name="span"><text:span text:style-name="T14">naveed.ajaj@gmail.com</text:span></text:span></text:p>
                </table:table-cell>
              </table:table-row>
              <table:table-row table:style-name="Table1.1">
                <table:table-cell table:style-name="Table1.A1" office:value-type="string">
                  <text:p text:style-name="P19"><draw:frame draw:style-name="fr1" draw:name="graphics3" text:anchor-type="as-char" svg:width="0.2083in" svg:height="0.2083in" draw:z-index="5"><draw:image xlink:href="Pictures/10000000000000D3000000D3400FAB7D148352BC.png" xlink:type="simple" xlink:show="embed" xlink:actuate="onLoad" loext:mime-type="image/png"/></draw:frame></text:p>
                </table:table-cell>
                <table:table-cell table:style-name="Table1.B1" office:value-type="string">
                  <text:p text:style-name="Standard"><text:span text:style-name="span"><text:span text:style-name="T14">+917875114471</text:span></text:span><text:span text:style-name="document_5f_icoTxt"><text:span text:style-name="T2"> </text:span></text:span></text:p>
                </table:table-cell>
              </table:table-row>
              <table:table-row table:style-name="Table1.1">
                <table:table-cell table:style-name="Table1.A1" office:value-type="string">
                  <text:p text:style-name="P19"><draw:frame draw:style-name="fr1" draw:name="graphics4" text:anchor-type="as-char" svg:width="0.2083in" svg:height="0.2083in" draw:z-index="6"><draw:image xlink:href="Pictures/10000000000000D3000000D3C238523C26C64016.png" xlink:type="simple" xlink:show="embed" xlink:actuate="onLoad" loext:mime-type="image/png"/></draw:frame></text:p>
                </table:table-cell>
                <table:table-cell table:style-name="Table1.B1" office:value-type="string">
                  <text:p text:style-name="Standard"><text:span text:style-name="span"><text:span text:style-name="T14">Dange chowk,Pune,</text:span></text:span></text:p>
                  <text:p text:style-name="Standard"><text:span text:style-name="span"><text:span text:style-name="T14">Maharshtra,-411033</text:span></text:span></text:p>
                </table:table-cell>
              </table:table-row>
            </table:table>
            <text:p text:style-name="P20"><draw:frame draw:style-name="fr1" draw:name="graphics5" text:anchor-type="as-char" svg:width="2.9583in" svg:height="0.0283in" draw:z-index="7"><draw:image xlink:href="Pictures/1000000000000CDF000000282B2F3CC3E870CEAB.png" xlink:type="simple" xlink:show="embed" xlink:actuate="onLoad" loext:mime-type="image/png"/></draw:frame></text:p>
            <text:p text:style-name="P10"><text:span text:style-name="span"><text:span text:style-name="T37">Education</text:span></text:span></text:p>
            <text:p text:style-name="P3"><text:span text:style-name="document_5f_parentContainer_5f_leftBox"><text:span text:style-name="T11"> </text:span></text:span></text:p>
            <text:p text:style-name="P4"><text:span text:style-name="document_5f_parentContainer_5f_leftBox"><text:span text:style-name="T35">DN Patel Shahada</text:span></text:span></text:p>
            <text:p text:style-name="P5"><text:span text:style-name="document_5f_txtItl"><text:span text:style-name="T14">Nandurbar, MAHARASHTRA</text:span></text:span></text:p>
            <text:p text:style-name="P20"><draw:frame draw:style-name="fr1" draw:name="graphics6" text:anchor-type="as-char" svg:width="2.9382in" svg:height="0.0283in" draw:z-index="8"><draw:image xlink:href="Pictures/1000000000000CDF000000282B2F3CC3E870CEAB.png" xlink:type="simple" xlink:show="embed" xlink:actuate="onLoad" loext:mime-type="image/png"/></draw:frame></text:p>
            <text:p text:style-name="P10"><text:span text:style-name="span"><text:span text:style-name="T37">Skills</text:span></text:span></text:p>
            <text:p text:style-name="P9"><text:span text:style-name="span"><text:span text:style-name="T2">Full Stack Developer</text:span></text:span></text:p>
            <text:p text:style-name="P9"><text:span text:style-name="span"><text:span text:style-name="T2">Azure (Storage, Worker Role, Web Role)</text:span></text:span></text:p>
            <text:p text:style-name="P15"><text:span text:style-name="span"><text:span text:style-name="T36">Web <text:s/>Technologies</text:span></text:span><text:span text:style-name="span"><text:span text:style-name="T38"> :</text:span></text:span></text:p>
            <text:p text:style-name="P9"><text:span text:style-name="span"><text:span text:style-name="T2">HTML, ReactJS, JavaScript, Angular(Type script), AngularJS, ASP.Net (MVC), CSS, IndexDB</text:span></text:span></text:p>
            <text:p text:style-name="P16"><text:span text:style-name="span"><text:span text:style-name="T37">Backend Technologies:</text:span></text:span></text:p>
            <text:p text:style-name="P9"><text:span text:style-name="span"><text:span text:style-name="T2">C#, SQL Server, MySql , No SQL.</text:span></text:span></text:p>
            <text:p text:style-name="P9"><text:span text:style-name="document_5f_parentContainer_5f_leftBox"><text:span text:style-name="T2"/></text:span></text:p>
          </table:table-cell>
          <table:table-cell table:style-name="Table2.B1" office:value-type="string">
            <text:p text:style-name="P12"><text:span text:style-name="document_5f_parentContainer_5f_rightBox"><text:span text:style-name="T22">Professional Summary</text:span></text:span></text:p>
            <text:p text:style-name="P8"><text:span text:style-name="document_5f_parentContainer_5f_rightBox"><text:span text:style-name="T1"> </text:span></text:span></text:p>
            <text:p text:style-name="P2"><text:span text:style-name="document_5f_parentContainer_5f_rightBox"><text:span text:style-name="T2">Focused and smart Software Development Technical Leader is able to motivate development team and identify and remove impediments to turning out quality software applications for customers. Excellent ability to read code and suggest changes to make the finished project glitch-free. Has a Bachelor’s degree in Computer Programming along with </text:span></text:span><text:span text:style-name="document_5f_parentContainer_5f_rightBox"><text:span text:style-name="T4">1</text:span></text:span><text:span text:style-name="document_5f_parentContainer_5f_rightBox"><text:span text:style-name="T5">1</text:span></text:span><text:span text:style-name="document_5f_parentContainer_5f_rightBox"><text:span text:style-name="T4"> years</text:span></text:span><text:span text:style-name="document_5f_parentContainer_5f_rightBox"><text:span text:style-name="T2"> of software development. </text:span></text:span><text:span text:style-name="document_5f_parentContainer_5f_rightBox"><text:span text:style-name="T3">Currently working</text:span></text:span><text:span text:style-name="document_5f_parentContainer_5f_rightBox"><text:span text:style-name="T2"> in </text:span></text:span><text:span text:style-name="document_5f_txtItl"><text:span text:style-name="T24">HCL Technologies Ltd, PUNE.</text:span></text:span></text:p>
            <text:p text:style-name="P13"><text:span text:style-name="document_5f_parentContainer_5f_rightBox"><text:span text:style-name="T23">Responsibility</text:span></text:span></text:p>
            <text:p text:style-name="P8"><text:span text:style-name="document_5f_parentContainer_5f_rightBox"><text:span text:style-name="T1"> </text:span></text:span></text:p>
            <text:p text:style-name="P3"><text:span text:style-name="document_5f_parentContainer_5f_rightBox"><text:span text:style-name="T11"> </text:span></text:span></text:p>
            <text:p text:style-name="P7"><text:span text:style-name="span"><text:span text:style-name="T14">Consistently delivers working software that meets standards</text:span></text:span></text:p>
            <text:p text:style-name="P7"><text:span text:style-name="span"><text:span text:style-name="T14">Actively involved in Creating Application framework and</text:span></text:span></text:p>
            <text:p text:style-name="P7"><text:span text:style-name="span"><text:span text:style-name="T14">Team Mentoring.</text:span></text:span></text:p>
            <text:p text:style-name="P7"><text:span text:style-name="span"><text:span text:style-name="T14">Involve in end to end software development process.</text:span></text:span></text:p>
            <text:p text:style-name="P7"><text:span text:style-name="span"><text:span text:style-name="T14">Efficiently executes assigned actions</text:span></text:span></text:p>
            <text:p text:style-name="P7"><text:span text:style-name="span"><text:span text:style-name="T14">Ensures applications meet the acceptance criteria</text:span></text:span></text:p>
            <text:p text:style-name="P7"><text:span text:style-name="span"><text:span text:style-name="T14">Prioritizes programming work and assigns tasks</text:span></text:span></text:p>
            <text:p text:style-name="P7"><text:span text:style-name="span"><text:span text:style-name="T14">Appropriately deals with problems in the team</text:span></text:span></text:p>
            <text:p text:style-name="P17"><text:span text:style-name="span"><text:span text:style-name="T14">Collaborates closely with customers</text:span></text:span></text:p>
            <text:p text:style-name="P13"><text:span text:style-name="document_5f_parentContainer_5f_rightBox"><text:span text:style-name="T23">Experience</text:span></text:span></text:p>
            <text:p text:style-name="P8"><text:span text:style-name="document_5f_parentContainer_5f_rightBox"><text:span text:style-name="T1"> </text:span></text:span></text:p>
            <text:p text:style-name="P3"><text:span text:style-name="document_5f_parentContainer_5f_rightBox"><text:span text:style-name="T11"> </text:span></text:span></text:p>
            <text:p text:style-name="P7"><text:span text:style-name="strong"><text:span text:style-name="T19">Technical Lead | </text:span></text:span><text:span text:style-name="document_5f_txtItl"><text:span text:style-name="T32">HCL Technologies Ltd, Pune <text:s/></text:span></text:span></text:p>
            <text:p text:style-name="P7"><text:span text:style-name="strong"><text:span text:style-name="T15">Project </text:span></text:span><text:span text:style-name="strong"><text:span text:style-name="T17">: </text:span></text:span><text:span text:style-name="span"><text:span text:style-name="T9">CAMWorks Cloud <text:s/></text:span></text:span><text:span text:style-name="document_5f_txtItl"><text:span text:style-name="T39">Mar 2016</text:span></text:span><text:span text:style-name="span"><text:span text:style-name="T40"> - </text:span></text:span><text:span text:style-name="document_5f_txtItl"><text:span text:style-name="T39">Present</text:span></text:span></text:p>
            <text:list xml:id="list931101063" text:style-name="WWNum1">
              <text:list-header>
                <text:p text:style-name="P26"><text:span text:style-name="strong"><text:span text:style-name="T15">Responsibilities:</text:span></text:span></text:p>
              </text:list-header>
            </text:list>
            <text:list xml:id="list3136481963021060908" text:style-name="WWNum1">
              <text:list-item>
                <text:p text:style-name="P26"><text:span text:style-name="span"><text:span text:style-name="T14">Creating</text:span></text:span><text:span text:style-name="span"><text:span text:style-name="T2"> Application </text:span></text:span><text:span text:style-name="span"><text:span text:style-name="T14">framework</text:span></text:span><text:span text:style-name="span"><text:span text:style-name="T2">.</text:span></text:span></text:p>
              </text:list-item>
              <text:list-item>
                <text:p text:style-name="P26"><text:span text:style-name="span"><text:span text:style-name="T8">Team Mentoring, Data modeling</text:span></text:span></text:p>
              </text:list-item>
              <text:list-item>
                <text:p text:style-name="P26"><text:span text:style-name="span"><text:span text:style-name="T8">Writing API.</text:span></text:span></text:p>
              </text:list-item>
            </text:list>
            <text:p text:style-name="P14"><text:span text:style-name="strong"><text:span text:style-name="T20">Skills: </text:span></text:span><text:span text:style-name="span"><text:span text:style-name="T16">Azure, AngularJS, JQuery, JavaScript, ASP.net, C++, C#.net, HTML, CSS.</text:span></text:span></text:p>
            <text:list xml:id="list182549988749269" text:continue-list="list3136481963021060908" text:style-name="WWNum7">
              <text:list-item>
                <text:p text:style-name="P21"><text:span text:style-name="span"><text:span text:style-name="T2">CAMWorks Cloud is web based Cloud application used for CAM programing for industries.</text:span></text:span></text:p>
              </text:list-item>
              <text:list-item>
                <text:p text:style-name="P21"><text:span text:style-name="span"><text:span text:style-name="T2">CAMWorks uses the capability of WebGL for 3D rendering of Job.</text:span></text:span></text:p>
              </text:list-item>
              <text:list-item>
                <text:p text:style-name="P21"><text:span text:style-name="span"><text:span text:style-name="T2">The Job can be machined with the various operations available in CAMWorks. User can generate the CNC program and also visualize it by simulation. CAMWorks with Machining Intelligence is the most advanced CAM programming software.</text:span></text:span></text:p>
                <text:p text:style-name="P21"><text:span text:style-name="span"><text:span text:style-name="T2"/></text:span></text:p>
              </text:list-item>
            </text:list>
            <text:list xml:id="list182551432602395" text:continue-list="list931101063" text:style-name="WWNum1">
              <text:list-header>
                <text:p text:style-name="P26"/>
              </text:list-header>
            </text:list>
            <text:p text:style-name="P7"><text:span text:style-name="document_5f_parentContainer_5f_rightBox"><text:span text:style-name="T12">Senior </text:span></text:span><text:span text:style-name="strong"><text:span text:style-name="T19">Software Developer | </text:span></text:span><text:span text:style-name="document_5f_txtItl"><text:span text:style-name="T32">HCL Technologies Ltd, Pune</text:span></text:span></text:p>
            <text:p text:style-name="P7"><text:span text:style-name="strong"><text:span text:style-name="T15">Project </text:span></text:span><text:span text:style-name="strong"><text:span text:style-name="T17">: </text:span></text:span><text:span text:style-name="span"><text:span text:style-name="T9">TechDB App <text:s/></text:span></text:span><text:span text:style-name="document_5f_txtItl"><text:span text:style-name="T39">Mar 2017</text:span></text:span><text:span text:style-name="document_5f_txtItl"><text:span text:style-name="T40"> – </text:span></text:span><text:span text:style-name="document_5f_txtItl"><text:span text:style-name="T39">Oct -2017</text:span></text:span></text:p>
            <text:list xml:id="list182550809379113" text:continue-numbering="true" text:style-name="WWNum1">
              <text:list-header>
                <text:p text:style-name="P26"><text:span text:style-name="strong"><text:span text:style-name="T15">Responsibilities :</text:span></text:span></text:p>
              </text:list-header>
              <text:list-item>
                <text:p text:style-name="P26"><text:span text:style-name="span"><text:span text:style-name="T2">Creating Software Architecture.</text:span></text:span></text:p>
              </text:list-item>
              <text:list-item>
                <text:p text:style-name="P26"><text:span text:style-name="span"><text:span text:style-name="T8">Creating Software component </text:span></text:span></text:p>
              </text:list-item>
            </text:list>
            <text:p text:style-name="P14"><text:span text:style-name="span"><text:span text:style-name="T6">Skills: </text:span></text:span><text:span text:style-name="span"><text:span text:style-name="T7">AngularJS, JavaScript, HTML, CSS.</text:span></text:span></text:p>
            <text:list xml:id="list182550796751793" text:continue-numbering="true" text:style-name="WWNum1">
              <text:list-item>
                <text:p text:style-name="P22"><text:span text:style-name="span"><text:span text:style-name="T2">It is integrated web based application with CAMWorks and later can be converted to desktop using Electron framework.</text:span></text:span></text:p>
              </text:list-item>
              <text:list-item>
                <text:p text:style-name="P22"><text:span text:style-name="span"><text:span text:style-name="T2">Application is used to create machine strategies along with CAMWorks product by HCL.Manufacturer can define some set of machining rules to create any new machine program which then used by CAMWorks.</text:span></text:span></text:p>
                <text:p text:style-name="P26"><text:span text:style-name="span"><text:span text:style-name="T8"/></text:span></text:p>
              </text:list-item>
            </text:list>
            <text:p text:style-name="P1"><text:span text:style-name="document_5f_parentContainer_5f_rightBox"><text:span text:style-name="T13"> </text:span></text:span></text:p>
            <text:p text:style-name="P1"/>
            <text:p text:style-name="P7"><text:span text:style-name="strong"><text:span text:style-name="T18"/></text:span></text:p>
            <text:p text:style-name="P7"><text:soft-page-break/><text:span text:style-name="strong"><text:span text:style-name="T18"/></text:span></text:p>
            <text:p text:style-name="P7"><text:span text:style-name="strong"><text:span text:style-name="T18"/></text:span></text:p>
            <text:p text:style-name="P7"><text:span text:style-name="strong"><text:span text:style-name="T19">Software Developer | </text:span></text:span><text:span text:style-name="document_5f_txtItl"><text:span text:style-name="T32">HCL Technologies Ltd, Pune</text:span></text:span></text:p>
            <text:p text:style-name="P7"><text:span text:style-name="strong"><text:span text:style-name="T31">Project </text:span></text:span><text:span text:style-name="strong"><text:span text:style-name="T30">: HM3D | </text:span></text:span><text:span text:style-name="document_5f_txtItl"><text:span text:style-name="T33">Jun 2014 - Feb 2016</text:span></text:span></text:p>
            <text:list xml:id="list2104280769" text:style-name="WWNum2">
              <text:list-header>
                <text:p text:style-name="P27"><text:span text:style-name="strong"><text:span text:style-name="T15">Responsibilities:</text:span></text:span></text:p>
              </text:list-header>
              <text:list-item text:style-override="WWNum1">
                <text:p text:style-name="P26"><text:span text:style-name="span"><text:span text:style-name="T14">Involved</text:span></text:span><text:span text:style-name="span"><text:span text:style-name="T2"> in Design and Coding using MVVM pattern.</text:span></text:span></text:p>
              </text:list-item>
              <text:list-item text:style-override="WWNum1">
                <text:p text:style-name="P26"><text:span text:style-name="span"><text:span text:style-name="T2">XAML styling and Template creation.</text:span></text:span></text:p>
              </text:list-item>
              <text:list-item text:style-override="WWNum1">
                <text:p text:style-name="P26"><text:span text:style-name="span"><text:span text:style-name="T2">ORM using Nhibernate.</text:span></text:span></text:p>
                <text:p text:style-name="P28"><text:span text:style-name="span"><text:span text:style-name="T27"/></text:span></text:p>
              </text:list-item>
              <text:list-item>
                <text:p text:style-name="P23"><text:span text:style-name="span"><text:span text:style-name="T2">Hull Manager 3D [HM3D] is a comprehensive solution for assisting ship classification and owners including the inspection, maintenance, repair and other related workflows.</text:span></text:span></text:p>
              </text:list-item>
              <text:list-item>
                <text:p text:style-name="P23"><text:span text:style-name="span"><text:span text:style-name="T2">HM3D is a windows desktop based application that extends the capability of HM by providing a 3D model of an asset to work on Hull inspection workflows.</text:span></text:span></text:p>
              </text:list-item>
              <text:list-item>
                <text:p text:style-name="P23"><text:span text:style-name="span"><text:span text:style-name="T2">HM3D works in conjunction with HM, and add visualization and 3D capabilities to enable user to efficiently and effectively execute the vessel classification workflows, make better decisions and the marking of inspection findings.</text:span></text:span></text:p>
                <text:p text:style-name="P27"><text:span text:style-name="span"><text:span text:style-name="T2"/></text:span></text:p>
              </text:list-item>
            </text:list>
            <text:p text:style-name="P1"><text:span text:style-name="document_5f_parentContainer_5f_rightBox"><text:span text:style-name="T12">Software Development | </text:span></text:span><text:span text:style-name="document_5f_txtItl"><text:span text:style-name="T26">Antech Micro System Pvt. Ltd, Pune</text:span></text:span></text:p>
            <text:p text:style-name="P7"><text:span text:style-name="strong"><text:span text:style-name="T31">Project </text:span></text:span><text:span text:style-name="strong"><text:span text:style-name="T30">: </text:span></text:span><text:span text:style-name="strong"><text:span text:style-name="T29">ANACAM | </text:span></text:span><text:span text:style-name="document_5f_parentContainer_5f_rightBox"><text:span text:style-name="T10"><text:s/></text:span></text:span><text:span text:style-name="document_5f_txtItl"><text:span text:style-name="T33">Jan 2012 - Aug 2012</text:span></text:span></text:p>
            <text:list xml:id="list1127391498" text:style-name="WWNum4">
              <text:list-item>
                <text:p text:style-name="P24"><text:span text:style-name="span"><text:span text:style-name="T2">This software is used to generate CNC program from DXF file (AutoCAD File).A motion file is created and process further to generate optimized NC code for CNC Machine.</text:span></text:span></text:p>
              </text:list-item>
              <text:list-item>
                <text:p text:style-name="P24"><text:span text:style-name="span"><text:span text:style-name="T2">Provides GUI for selecting machine parameters.</text:span></text:span></text:p>
              </text:list-item>
              <text:list-item>
                <text:p text:style-name="P24"><text:span text:style-name="span"><text:span text:style-name="T2">2005, Crystal Report.</text:span></text:span></text:p>
              </text:list-item>
            </text:list>
            <text:p text:style-name="P1"><text:span text:style-name="document_5f_parentContainer_5f_rightBox"><text:span text:style-name="T13"/></text:span></text:p>
            <text:p text:style-name="P1"><text:span text:style-name="document_5f_parentContainer_5f_rightBox"><text:span text:style-name="T12">Software Development | </text:span></text:span><text:span text:style-name="document_5f_txtItl"><text:span text:style-name="T26">Antech Micro System Pvt Ltd, Pune</text:span></text:span></text:p>
            <text:p text:style-name="P7"><text:span text:style-name="strong"><text:span text:style-name="T31">Project </text:span></text:span><text:span text:style-name="strong"><text:span text:style-name="T30">: </text:span></text:span><text:span text:style-name="span"><text:span text:style-name="T25">Shoplink | </text:span></text:span><text:span text:style-name="document_5f_txtItl"><text:span text:style-name="T34">Aug 2010 -</text:span></text:span><text:span text:style-name="document_5f_txtItl"><text:span text:style-name="T33"> </text:span></text:span><text:span text:style-name="document_5f_txtItl"><text:span text:style-name="T34">Jan 2012</text:span></text:span></text:p>
            <text:list xml:id="list614270166" text:style-name="WWNum5">
              <text:list-item>
                <text:p text:style-name="P25"><text:span text:style-name="span"><text:span text:style-name="T2">Shoplink is a combination of electronic hardware &amp; software for collecting valuable data from factory online.</text:span></text:span></text:p>
              </text:list-item>
              <text:list-item>
                <text:p text:style-name="P25"><text:span text:style-name="span"><text:span text:style-name="T2">It can be connected to various CNC machines as well as manual machines.</text:span></text:span></text:p>
              </text:list-item>
              <text:list-item>
                <text:p text:style-name="P25"><text:span text:style-name="span"><text:span text:style-name="T2">It can monitor events &amp; collect data from operator panel.</text:span></text:span></text:p>
              </text:list-item>
              <text:list-item>
                <text:p text:style-name="P25"><text:span text:style-name="span"><text:span text:style-name="T2">Data from operator panel can be customized.</text:span></text:span></text:p>
              </text:list-item>
              <text:list-item>
                <text:p text:style-name="P25"><text:span text:style-name="span"><text:span text:style-name="T2">Collected data can be utilized to generate various MIS reports.</text:span></text:span></text:p>
              </text:list-item>
              <text:list-item>
                <text:p text:style-name="P25"><text:span text:style-name="span"><text:span text:style-name="T2">These reports are useful for management to calculate overall efficiency of the plant.</text:span></text:span></text:p>
              </text:list-item>
              <text:list-item>
                <text:p text:style-name="P25"><text:span text:style-name="span"><text:span text:style-name="T2">Shoplink monitors parameter of a CNC machines like idle time, production time, quantity done by machines etc.</text:span></text:span></text:p>
              </text:list-item>
              <text:list-item>
                <text:p text:style-name="P25"><text:span text:style-name="span"><text:span text:style-name="T2">Shoplink can produce different reports using cycle's history.</text:span></text:span></text:p>
              </text:list-item>
              <text:list-item>
                <text:p text:style-name="P25"><text:span text:style-name="span"><text:span text:style-name="T2">Responsibilities: Involved in UI Design and Coding.</text:span></text:span></text:p>
              </text:list-item>
            </text:list>
            <text:p text:style-name="P1"><text:span text:style-name="document_5f_parentContainer_5f_rightBox"><text:span text:style-name="T13"> </text:span></text:span></text:p>
            <text:p text:style-name="P6"><text:span text:style-name="span"><text:span text:style-name="T28"/></text:span></text:p>
            <text:p text:style-name="P1"><text:span text:style-name="span"><text:span text:style-name="T2"/></text:span></text:p>
          </table:table-cell>
        </table:table-row>
      </table:table>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mbria" svg:font-family="Cambria" style:font-pitch="variable"/>
    <style:font-face style:name="Cambria1"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 Sans"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SimSun" style:font-size-asian="10pt" style:language-asian="en" style:country-asian="US" style:font-name-complex="Mang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SimSun" style:font-size-asian="10pt" style:language-asian="en" style:country-asian="US" style:font-name-complex="Mang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1665in" fo:text-align="start" style:justify-single-word="false" fo:orphans="2" fo:widows="2" fo:padding="0in" fo:border="none" style:writing-mode="lr-tb"/>
      <style:text-properties style:use-window-font-color="true" style:text-position="0% 100%"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loext:contextual-spacing="false" fo:keep-together="always" fo:padding="0in" fo:border="none" fo:keep-with-next="always"/>
      <style:text-properties fo:color="#2f5496" style:text-position="0% 100%" style:font-name="Times New Roman" fo:font-family="'Times New Roman'" style:font-family-generic="roman" style:font-pitch="variable" fo:font-size="24pt" fo:font-style="normal" fo:font-weight="bold" style:letter-kerning="true"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loext:contextual-spacing="false" fo:keep-together="always" fo:padding="0in" fo:border="none" fo:keep-with-next="always"/>
      <style:text-properties fo:color="#2f5496" style:text-position="0% 100%" style:font-name="Times New Roman" fo:font-family="'Times New Roman'" style:font-family-generic="roman" style:font-pitch="variable" fo:font-size="18pt" fo:font-style="normal"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loext:contextual-spacing="false" fo:keep-together="always" fo:padding="0in" fo:border="none" fo:keep-with-next="always"/>
      <style:text-properties fo:color="#1f3763" style:text-position="0% 100%" style:font-name="Times New Roman" fo:font-family="'Times New Roman'" style:font-family-generic="roman" style:font-pitch="variable"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loext:contextual-spacing="false" fo:keep-together="always" fo:padding="0in" fo:border="none" fo:keep-with-next="always"/>
      <style:text-properties fo:color="#2f5496" style:text-position="0% 100%"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loext:contextual-spacing="false" fo:keep-together="always" fo:padding="0in" fo:border="none" fo:keep-with-next="always"/>
      <style:text-properties fo:color="#2f5496" style:text-position="0% 100%" style:font-name="Times New Roman" fo:font-family="'Times New Roman'" style:font-family-generic="roman" style:font-pitch="variable" fo:font-size="10pt" fo:font-style="normal"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loext:contextual-spacing="false" fo:keep-together="always" fo:padding="0in" fo:border="none" fo:keep-with-next="always"/>
      <style:text-properties fo:color="#1f3763" style:text-position="0% 100%" style:font-name="Times New Roman" fo:font-family="'Times New Roman'" style:font-family-generic="roman" style:font-pitch="variable" fo:font-size="8pt" fo:font-style="normal" fo:font-weight="bold" style:font-name-asian="Times New Roman1" style:font-family-asian="'Times New Roman'" style:font-family-generic-asian="system" style:font-pitch-asian="variable" style:font-size-asian="8pt" style:font-style-asian="normal" style:font-weight-asian="bold" style:font-name-complex="Times New Roman1" style:font-family-complex="'Times New Roman'" style:font-family-generic-complex="system" style:font-pitch-complex="variable" style:font-size-complex="8pt" style:font-weight-complex="bold"/>
    </style:style>
    <style:style style:name="document_5f_fontsize" style:display-name="document_fontsize" style:family="paragraph" style:parent-style-name="Standard" style:default-outline-level="" style:list-style-name="">
      <style:text-properties fo:font-size="11pt" style:font-size-asian="11pt" style:font-size-complex="11pt"/>
    </style:style>
    <style:style style:name="document_5f_leftBox_5f_section_5f_nth-child_28_1_29_" style:display-name="document_leftBox_section_nth-child(1)" style:family="paragraph" style:parent-style-name="Standard" style:default-outline-level="" style:list-style-name="">
      <style:paragraph-properties fo:padding="0in" fo:border="none"/>
    </style:style>
    <style:style style:name="PARAGRAPH_5f_NAME" style:display-name="PARAGRAPH_NAME" style:family="paragraph" style:parent-style-name="Standard" style:default-outline-level="" style:list-style-name=""/>
    <style:style style:name="document_5f_name" style:display-name="document_name" style:family="paragraph" style:parent-style-name="Standard" style:default-outline-level="" style:list-style-name="">
      <style:paragraph-properties style:line-height-at-least="0.25in" fo:text-align="start" style:justify-single-word="false" fo:padding="0in" fo:border="none"/>
      <style:text-properties fo:font-variant="normal" fo:text-transform="none" fo:font-size="17pt" style:font-size-asian="17pt" style:font-size-complex="17pt"/>
    </style:style>
    <style:style style:name="whiteLine" style:family="paragraph" style:parent-style-name="Standard" style:default-outline-level="" style:list-style-name="">
      <loext:graphic-properties draw:fill="solid" draw:fill-color="#f5f6f5" draw:opacity="100%"/>
      <style:paragraph-properties style:line-height-at-least="0.028in" fo:background-color="#f5f6f5"/>
      <style:text-properties fo:font-size="2pt" style:font-size-asian="2pt" style:font-size-complex="2pt"/>
    </style:style>
    <style:style style:name="document_5f_leftBox_5f_section" style:display-name="document_leftBox_section" style:family="paragraph" style:parent-style-name="Standard" style:default-outline-level="" style:list-style-name="">
      <style:paragraph-properties fo:padding-left="0.278in" fo:padding-right="0.139in" fo:padding-top="0in" fo:padding-bottom="0in" fo:border="none"/>
    </style:style>
    <style:style style:name="div" style:family="paragraph" style:parent-style-name="Standard" style:default-outline-level="" style:list-style-name="">
      <style:paragraph-properties fo:padding="0in" fo:border="none"/>
      <style:text-properties style:text-position="0% 100%"/>
    </style:style>
    <style:style style:name="document_5f_leftBox_5f_heading" style:display-name="document_leftBox_heading" style:family="paragraph" style:parent-style-name="Standard" style:default-outline-level="" style:list-style-name=""/>
    <style:style style:name="document_5f_sectionTitle" style:display-name="document_sectionTitle" style:family="paragraph" style:parent-style-name="Standard" style:default-outline-level="" style:list-style-name="">
      <style:paragraph-properties style:line-height-at-least="0.2362in"/>
      <style:text-properties fo:text-transform="uppercase" fo:color="#369c87" fo:font-size="14pt" fo:font-weight="bold" style:font-size-asian="14pt" style:font-weight-asian="bold" style:font-size-complex="14pt" style:font-weight-complex="bold"/>
    </style:style>
    <style:style style:name="paragraph_5f_firstparagraph_5f_paragapdiv" style:display-name="paragraph_firstparagraph_paragapdiv" style:family="paragraph" style:parent-style-name="Standard" style:default-outline-level="" style:list-style-name="">
      <style:text-properties text:display="none"/>
    </style:style>
    <style:style style:name="document_5f_parentContainer_5f_singlecolumn" style:display-name="document_parentContainer_singlecolumn" style:family="paragraph" style:parent-style-name="Standard" style:default-outline-level="" style:list-style-name=""/>
    <style:style style:name="document_5f_dispBlock" style:display-name="document_dispBlock" style:family="paragraph" style:parent-style-name="Standard" style:default-outline-level="" style:list-style-name=""/>
    <style:style style:name="document_5f_txtBold" style:display-name="document_txtBold" style:family="paragraph" style:parent-style-name="Standard" style:default-outline-level="" style:list-style-name="">
      <style:text-properties fo:font-weight="bold" style:font-weight-asian="bold" style:font-weight-complex="bold"/>
    </style:style>
    <style:style style:name="document_5f_txtItl_20_Paragraph" style:display-name="document_txtItl Paragraph" style:family="paragraph" style:parent-style-name="Standard" style:default-outline-level="" style:list-style-name="">
      <style:text-properties fo:font-style="italic" style:font-style-asian="italic" style:font-style-complex="italic"/>
    </style:style>
    <style:style style:name="document_5f_skills_5f_paragraph" style:display-name="document_skills_paragraph" style:family="paragraph" style:parent-style-name="Standard" style:default-outline-level="" style:list-style-name=""/>
    <style:style style:name="p" style:family="paragraph" style:parent-style-name="Standard" style:default-outline-level="" style:list-style-name="">
      <style:paragraph-properties fo:padding="0in" fo:border="none"/>
      <style:text-properties style:text-position="0% 100%"/>
    </style:style>
    <style:style style:name="document_5f_parentContainer_5f_leftBox_20_Paragraph" style:display-name="document_parentContainer_leftBox Paragraph" style:family="paragraph" style:parent-style-name="Standard" style:default-outline-level="" style:list-style-name="">
      <loext:graphic-properties draw:fill="solid" draw:fill-color="#f5f6f5" draw:opacity="100%"/>
      <style:paragraph-properties fo:background-color="#f5f6f5" fo:padding-left="0in" fo:padding-right="0in" fo:padding-top="0.278in" fo:padding-bottom="0in" fo:border="none"/>
    </style:style>
    <style:style style:name="rightBox_5f_grayLine" style:display-name="rightBox_grayLine" style:family="paragraph" style:parent-style-name="Standard" style:default-outline-level="" style:list-style-name="">
      <loext:graphic-properties draw:fill="solid" draw:fill-color="#e0e0e0" draw:opacity="100%"/>
      <style:paragraph-properties fo:background-color="#e0e0e0"/>
    </style:style>
    <style:style style:name="document_5f_singlecolumn_5f_jobtitle" style:display-name="document_singlecolumn_jobtitle" style:family="paragraph" style:parent-style-name="Standard" style:default-outline-level="" style:list-style-name="">
      <style:text-properties fo:text-transform="uppercase" fo:font-size="12pt" style:font-size-asian="12pt" style:font-size-complex="12pt"/>
    </style:style>
    <style:style style:name="paragraph_5f_paragapdiv" style:display-name="paragraph_paragapdiv" style:family="paragraph" style:parent-style-name="Standard" style:default-outline-level="" style:list-style-name="">
      <style:paragraph-properties style:line-height-at-least="0.139in"/>
      <style:text-properties fo:font-size="10pt" style:font-size-asian="10pt" style:font-size-complex="10pt"/>
    </style:style>
    <style:style style:name="document_5f_li" style:display-name="document_li" style:family="paragraph" style:parent-style-name="Standard" style:default-outline-level="" style:list-style-name="">
      <style:paragraph-properties fo:padding-left="0.0693in" fo:padding-right="0in" fo:padding-top="0in" fo:padding-bottom="0in" fo:border="non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1f3763"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ocument_5f_parentContainer_5f_leftBox" style:display-name="document_parentContainer_leftBox" style:family="text" style:parent-style-name="Default_20_Paragraph_20_Font"/>
    <style:style style:name="span" style:family="text" style:parent-style-name="Default_20_Paragraph_20_Font">
      <style:text-properties style:text-position="0% 100%"/>
    </style:style>
    <style:style style:name="document_5f_iconSvg" style:display-name="document_iconSvg" style:family="text" style:parent-style-name="Default_20_Paragraph_20_Font"/>
    <style:style style:name="document_5f_icoTxt" style:display-name="document_icoTxt" style:family="text" style:parent-style-name="Default_20_Paragraph_20_Font"/>
    <style:style style:name="document_5f_txtItl" style:display-name="document_txtItl" style:family="text" style:parent-style-name="Default_20_Paragraph_20_Font">
      <style:text-properties fo:font-style="italic" style:font-style-asian="italic" style:font-style-complex="italic"/>
    </style:style>
    <style:style style:name="document_5f_parentContainer_5f_rightBox" style:display-name="document_parentContainer_rightBox" style:family="text" style:parent-style-name="Default_20_Paragraph_20_Font"/>
    <style:style style:name="strong" style:family="text" style:parent-style-name="Default_20_Paragraph_20_Font">
      <style:text-properties style:text-position="0% 1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27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aveed Shaikh</dc:title>
    <meta:editing-cycles>10</meta:editing-cycles>
    <meta:editing-duration>PT10H15M25S</meta:editing-duration>
    <meta:generator>LibreOffice/6.4.7.2$Linux_X86_64 LibreOffice_project/40$Build-2</meta:generator>
    <dc:date>2022-01-15T18:25:48.506283963</dc:date>
    <meta:document-statistic meta:table-count="2" meta:image-count="6" meta:object-count="0" meta:page-count="2" meta:paragraph-count="87" meta:word-count="659" meta:character-count="4241" meta:non-whitespace-character-count="36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